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2c1" officeooo:paragraph-rsid="0000b2c1"/>
    </style:style>
    <style:style style:name="P2" style:family="paragraph" style:parent-style-name="Standard">
      <style:text-properties officeooo:rsid="000daaba" officeooo:paragraph-rsid="0000b2c1"/>
    </style:style>
    <style:style style:name="P3" style:family="paragraph" style:parent-style-name="Standard">
      <style:text-properties officeooo:paragraph-rsid="004130bb"/>
    </style:style>
    <style:style style:name="P4" style:family="paragraph" style:parent-style-name="Standard">
      <style:text-properties officeooo:paragraph-rsid="0057e000"/>
    </style:style>
    <style:style style:name="P5" style:family="paragraph" style:parent-style-name="Text_20_body">
      <style:paragraph-properties fo:margin-top="0in" fo:margin-bottom="0in" loext:contextual-spacing="false"/>
      <style:text-properties officeooo:paragraph-rsid="005bf252"/>
    </style:style>
    <style:style style:name="P6" style:family="paragraph" style:parent-style-name="Text_20_body">
      <style:paragraph-properties fo:margin-top="0in" fo:margin-bottom="0in" loext:contextual-spacing="false"/>
      <style:text-properties officeooo:paragraph-rsid="0044c721"/>
    </style:style>
    <style:style style:name="P7" style:family="paragraph" style:parent-style-name="Heading_20_1">
      <style:paragraph-properties fo:margin-top="0in" fo:margin-bottom="0in" loext:contextual-spacing="false"/>
      <style:text-properties officeooo:paragraph-rsid="005e86d9"/>
    </style:style>
    <style:style style:name="P8" style:family="paragraph" style:parent-style-name="Text_20_body" style:list-style-name="L1">
      <style:paragraph-properties fo:margin-top="0in" fo:margin-bottom="0in" loext:contextual-spacing="false"/>
      <style:text-properties officeooo:paragraph-rsid="004130bb"/>
    </style:style>
    <style:style style:name="P9" style:family="paragraph" style:parent-style-name="Text_20_body" style:list-style-name="L1">
      <style:paragraph-properties fo:margin-top="0in" fo:margin-bottom="0in" loext:contextual-spacing="false"/>
      <style:text-properties officeooo:paragraph-rsid="0064343b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officeooo:paragraph-rsid="0065081e"/>
    </style:style>
    <style:style style:name="P11" style:family="paragraph" style:parent-style-name="Text_20_body">
      <style:paragraph-properties fo:margin-top="0in" fo:margin-bottom="0in" loext:contextual-spacing="false"/>
      <style:text-properties officeooo:paragraph-rsid="0044c721"/>
    </style:style>
    <style:style style:name="T1" style:family="text">
      <style:text-properties officeooo:rsid="000daaba"/>
    </style:style>
    <style:style style:name="T2" style:family="text">
      <style:text-properties fo:font-style="normal" officeooo:rsid="003a73e7" style:font-style-asian="normal" style:font-style-complex="normal"/>
    </style:style>
    <style:style style:name="T3" style:family="text">
      <style:text-properties fo:font-style="normal" officeooo:rsid="004130bb" style:font-style-asian="normal" style:font-style-complex="normal"/>
    </style:style>
    <style:style style:name="T4" style:family="text">
      <style:text-properties fo:font-style="normal" officeooo:rsid="0057e000" style:font-style-asian="normal" style:font-style-complex="normal"/>
    </style:style>
    <style:style style:name="T5" style:family="text">
      <style:text-properties fo:font-style="normal" officeooo:rsid="0058539a" style:font-style-asian="normal" style:font-style-complex="normal"/>
    </style:style>
    <style:style style:name="T6" style:family="text">
      <style:text-properties fo:font-size="12pt" fo:font-style="normal" fo:font-weight="normal" officeooo:rsid="003a73e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638e1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64343b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65081e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officeooo:rsid="004130bb"/>
    </style:style>
    <style:style style:name="T11" style:family="text">
      <style:text-properties officeooo:rsid="0050f657"/>
    </style:style>
    <style:style style:name="T12" style:family="text">
      <style:text-properties officeooo:rsid="0057e000"/>
    </style:style>
    <style:style style:name="T13" style:family="text">
      <style:text-properties officeooo:rsid="005bf252"/>
    </style:style>
    <style:style style:name="T14" style:family="text">
      <style:text-properties officeooo:rsid="0064343b"/>
    </style:style>
    <style:style style:name="T15" style:family="text">
      <style:text-properties officeooo:rsid="0065081e"/>
    </style:style>
    <style:style style:name="T16" style:family="text">
      <style:text-properties officeooo:rsid="0044c72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DAT 6</text:span><text:span text:style-name="T5">9</text:span><text:span text:style-name="T4">0</text:span><text:span text:style-name="T3">: </text:span><text:span text:style-name="T5">Capstone in </text:span><text:span text:style-name="T4">Data Analytics</text:span></text:p>
      <text:p text:style-name="P4"><text:span text:style-name="T2">Module</text:span><text:span text:style-name="Emphasis"><text:span text:style-name="T6"> </text:span></text:span><text:span text:style-name="Emphasis"><text:span text:style-name="T9">Eight</text:span></text:span></text:p>
      <text:p text:style-name="P2"><text:span text:style-name="T14">10/</text:span><text:span text:style-name="T15">10</text:span><text:span text:style-name="T11">/</text:span><text:span text:style-name="T12">20</text:span><text:span text:style-name="T10">22</text:span></text:p>
      <text:p text:style-name="P1"/>
      <text:p text:style-name="P1">Learning Object<text:span text:style-name="T1">i</text:span>ves</text:p>
      <text:list xml:id="list3671187452" text:style-name="L1">
        <text:list-header>
          <text:p text:style-name="P8"/>
        </text:list-header>
        <text:list-item>
          <text:p text:style-name="P10">Revise your code to make your data clean and modular</text:p>
        </text:list-item>
        <text:list-item>
          <text:p text:style-name="P10">Compile your analytic process, notes, and data and create a production turnover report</text:p>
        </text:list-item>
      </text:list>
      <text:p text:style-name="P5"/>
      <text:p text:style-name="P6"><text:span text:style-name="T16">Module Overview</text:span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17:05:43.371079150</meta:creation-date>
    <dc:date>2022-10-10T10:19:10.722047861</dc:date>
    <meta:editing-duration>P3DT6H53M43S</meta:editing-duration>
    <meta:editing-cycles>50</meta:editing-cycles>
    <meta:generator>LibreOffice/6.4.7.2$Linux_X86_64 LibreOffice_project/40$Build-2</meta:generator>
    <meta:document-statistic meta:table-count="0" meta:image-count="0" meta:object-count="0" meta:page-count="1" meta:paragraph-count="7" meta:word-count="38" meta:character-count="233" meta:non-whitespace-character-count="204"/>
  </office:meta>
</office:document-meta>
</file>